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429cm" style:rel-column-width="9361*"/>
    </style:style>
    <style:style style:name="Tabla1.B" style:family="table-column">
      <style:table-column-properties style:column-width="2.429cm" style:rel-column-width="9363*"/>
    </style:style>
    <style:style style:name="Tabla1.C" style:family="table-column">
      <style:table-column-properties style:column-width="2.429cm" style:rel-column-width="9362*"/>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
    </style:style>
    <style:style style:name="Tabla2.A1" style:family="table-cell">
      <style:table-cell-properties fo:padding="0.097cm" fo:border-left="0.05pt solid #000000" fo:border-right="none" fo:border-top="0.05pt solid #000000" fo:border-bottom="0.05pt solid #000000"/>
    </style:style>
    <style:style style:name="Tabla2.J1" style:family="table-cell">
      <style:table-cell-properties fo:padding="0.097cm" fo:border="0.05pt solid #000000"/>
    </style:style>
    <style:style style:name="P1" style:family="paragraph" style:parent-style-name="Standard">
      <style:text-properties officeooo:rsid="000dad4b" officeooo:paragraph-rsid="000dad4b"/>
    </style:style>
    <style:style style:name="P2" style:family="paragraph" style:parent-style-name="Standard">
      <style:text-properties fo:font-weight="bold" officeooo:rsid="000dad4b" officeooo:paragraph-rsid="000dad4b" style:font-weight-asian="bold" style:font-weight-complex="bold"/>
    </style:style>
    <style:style style:name="P3" style:family="paragraph" style:parent-style-name="Standard">
      <style:text-properties fo:font-weight="bold" officeooo:rsid="000ebf94" officeooo:paragraph-rsid="000ebf94" style:font-weight-asian="bold" style:font-weight-complex="bold"/>
    </style:style>
    <style:style style:name="P4" style:family="paragraph" style:parent-style-name="Standard">
      <style:text-properties fo:font-weight="bold" officeooo:rsid="0010aa1e" officeooo:paragraph-rsid="000ebf94" style:font-weight-asian="bold" style:font-weight-complex="bold"/>
    </style:style>
    <style:style style:name="P5" style:family="paragraph" style:parent-style-name="Standard">
      <style:text-properties fo:font-weight="bold" officeooo:rsid="0010aa1e" officeooo:paragraph-rsid="0010aa1e" style:font-weight-asian="bold" style:font-weight-complex="bold"/>
    </style:style>
    <style:style style:name="P6" style:family="paragraph" style:parent-style-name="Standard">
      <style:text-properties fo:font-weight="bold" officeooo:rsid="0010aa1e" officeooo:paragraph-rsid="00113695" style:font-weight-asian="bold" style:font-weight-complex="bold"/>
    </style:style>
    <style:style style:name="P7" style:family="paragraph" style:parent-style-name="Standard">
      <style:text-properties fo:font-weight="bold" officeooo:rsid="00113695" officeooo:paragraph-rsid="00113695" style:font-weight-asian="bold" style:font-weight-complex="bold"/>
    </style:style>
    <style:style style:name="P8" style:family="paragraph" style:parent-style-name="Standard">
      <style:text-properties fo:font-weight="bold" officeooo:rsid="001324f7" officeooo:paragraph-rsid="001324f7" style:font-weight-asian="bold" style:font-weight-complex="bold"/>
    </style:style>
    <style:style style:name="P9" style:family="paragraph" style:parent-style-name="Standard">
      <style:text-properties fo:font-weight="bold" officeooo:rsid="0014d632" officeooo:paragraph-rsid="0014d632" style:font-weight-asian="bold" style:font-weight-complex="bold"/>
    </style:style>
    <style:style style:name="P10" style:family="paragraph" style:parent-style-name="Standard">
      <style:text-properties officeooo:rsid="000ebf94" officeooo:paragraph-rsid="000ebf94"/>
    </style:style>
    <style:style style:name="P11" style:family="paragraph" style:parent-style-name="Standard">
      <style:text-properties fo:font-weight="normal" officeooo:rsid="0010aa1e" officeooo:paragraph-rsid="0010aa1e" style:font-weight-asian="normal" style:font-weight-complex="normal"/>
    </style:style>
    <style:style style:name="P12" style:family="paragraph" style:parent-style-name="Standard">
      <style:text-properties fo:font-weight="normal" officeooo:rsid="001324f7" officeooo:paragraph-rsid="0014d632" style:font-weight-asian="normal" style:font-weight-complex="normal"/>
    </style:style>
    <style:style style:name="P13" style:family="paragraph" style:parent-style-name="Standard">
      <style:text-properties officeooo:rsid="0012a8ee" officeooo:paragraph-rsid="0012a8ee"/>
    </style:style>
    <style:style style:name="P14" style:family="paragraph" style:parent-style-name="Standard">
      <style:text-properties fo:color="#000000" fo:font-weight="bold" officeooo:rsid="001324f7" officeooo:paragraph-rsid="001324f7" style:font-weight-asian="bold" style:font-weight-complex="bold"/>
    </style:style>
    <style:style style:name="P15" style:family="paragraph" style:parent-style-name="Standard" style:list-style-name="L1">
      <style:text-properties officeooo:rsid="0014d632" officeooo:paragraph-rsid="0014d632"/>
    </style:style>
    <style:style style:name="P16" style:family="paragraph" style:parent-style-name="Standard">
      <style:text-properties style:use-window-font-color="true" fo:font-weight="bold" officeooo:rsid="00152f29" officeooo:paragraph-rsid="00152f29" style:font-weight-asian="bold" style:font-weight-complex="bold"/>
    </style:style>
    <style:style style:name="P17" style:family="paragraph" style:parent-style-name="Standard">
      <style:paragraph-properties fo:text-align="center" style:justify-single-word="false"/>
      <style:text-properties fo:color="#ff3333" fo:font-weight="bold" officeooo:rsid="0015f02e" officeooo:paragraph-rsid="0015f02e" style:font-weight-asian="bold" style:font-weight-complex="bold"/>
    </style:style>
    <style:style style:name="P18" style:family="paragraph" style:parent-style-name="Text_20_body">
      <style:text-properties fo:font-weight="bold" officeooo:rsid="0010aa1e" officeooo:paragraph-rsid="0010aa1e" style:font-weight-asian="bold"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officeooo:rsid="000dad4b" officeooo:paragraph-rsid="000dad4b" style:font-size-asian="10pt" style:font-size-complex="10pt"/>
    </style:style>
    <style:style style:name="P21" style:family="paragraph" style:parent-style-name="Table_20_Contents">
      <style:text-properties fo:font-size="10pt" officeooo:rsid="000ebf94" officeooo:paragraph-rsid="000ebf94" style:font-size-asian="10pt" style:font-size-complex="10pt"/>
    </style:style>
    <style:style style:name="P22" style:family="paragraph" style:parent-style-name="Table_20_Contents">
      <style:text-properties fo:font-size="10pt" officeooo:rsid="0010aa1e" officeooo:paragraph-rsid="0010aa1e" style:font-size-asian="10pt" style:font-size-complex="10pt"/>
    </style:style>
    <style:style style:name="P23" style:family="paragraph" style:parent-style-name="Table_20_Contents">
      <style:text-properties fo:font-size="10pt" officeooo:rsid="001324f7" officeooo:paragraph-rsid="001324f7" style:font-size-asian="10pt" style:font-size-complex="10pt"/>
    </style:style>
    <style:style style:name="P24" style:family="paragraph">
      <style:paragraph-properties fo:text-align="center"/>
    </style:style>
    <style:style style:name="T1" style:family="text">
      <style:text-properties officeooo:rsid="000ebf94"/>
    </style:style>
    <style:style style:name="T2" style:family="text">
      <style:text-properties fo:font-weight="bold" style:font-weight-asian="bold" style:font-weight-complex="bold"/>
    </style:style>
    <style:style style:name="T3" style:family="text">
      <style:text-properties fo:font-weight="bold" officeooo:rsid="0012a8ee" style:font-weight-asian="bold" style:font-weight-complex="bold"/>
    </style:style>
    <style:style style:name="T4" style:family="text">
      <style:text-properties fo:font-weight="bold" officeooo:rsid="0014d63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13695" style:font-weight-asian="normal" style:font-weight-complex="normal"/>
    </style:style>
    <style:style style:name="T7" style:family="text">
      <style:text-properties fo:font-weight="normal" officeooo:rsid="0012a8ee" style:font-weight-asian="normal" style:font-weight-complex="normal"/>
    </style:style>
    <style:style style:name="T8" style:family="text">
      <style:text-properties fo:font-weight="normal" officeooo:rsid="0014d632" style:font-weight-asian="normal" style:font-weight-complex="normal"/>
    </style:style>
    <style:style style:name="T9" style:family="text">
      <style:text-properties fo:font-weight="normal" officeooo:rsid="0015c69b" style:font-weight-asian="normal" style:font-weight-complex="normal"/>
    </style:style>
    <style:style style:name="T10" style:family="text">
      <style:text-properties fo:font-weight="normal" officeooo:rsid="0015f02e" style:font-weight-asian="normal" style:font-weight-complex="normal"/>
    </style:style>
    <style:style style:name="T11" style:family="text">
      <style:text-properties fo:color="#ff3333"/>
    </style:style>
    <style:style style:name="T12" style:family="text">
      <style:text-properties fo:color="#ff3333" officeooo:rsid="00113695"/>
    </style:style>
    <style:style style:name="T13" style:family="text">
      <style:text-properties fo:color="#ff3333" fo:font-weight="bold" style:font-weight-asian="bold" style:font-weight-complex="bold"/>
    </style:style>
    <style:style style:name="T14" style:family="text">
      <style:text-properties fo:color="#ff3333" fo:font-weight="normal" style:font-weight-asian="normal" style:font-weight-complex="normal"/>
    </style:style>
    <style:style style:name="T15" style:family="text">
      <style:text-properties fo:color="#ff3333" officeooo:rsid="00152f29"/>
    </style:style>
    <style:style style:name="T16" style:family="text">
      <style:text-properties fo:color="#ff3333" officeooo:rsid="0015f02e"/>
    </style:style>
    <style:style style:name="T17" style:family="text">
      <style:text-properties officeooo:rsid="0012a8ee"/>
    </style:style>
    <style:style style:name="T18" style:family="text">
      <style:text-properties fo:color="#000000"/>
    </style:style>
    <style:style style:name="T19" style:family="text">
      <style:text-properties style:use-window-font-color="true" fo:font-weight="bold" officeooo:rsid="00152f29" style:font-weight-asian="bold" style:font-weight-complex="bold"/>
    </style:style>
    <style:style style:name="T20" style:family="text">
      <style:text-properties officeooo:rsid="0015f02e"/>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COLOCAR APUNTES INTRODUCCIÓN BASE DE DATOS*</text:p>
      <text:p text:style-name="P18"/>
      <table:table table:name="Tabla1" table:style-name="Tabla1">
        <table:table-column table:style-name="Tabla1.A"/>
        <table:table-column table:style-name="Tabla1.B"/>
        <table:table-column table:style-name="Tabla1.C"/>
        <table:table-column table:style-name="Tabla1.A"/>
        <table:table-column table:style-name="Tabla1.B" table:number-columns-repeated="2"/>
        <table:table-column table:style-name="Tabla1.C"/>
        <table:table-row>
          <table:table-cell table:style-name="Tabla1.A1" office:value-type="string">
            <text:p text:style-name="P23">Nombre</text:p>
          </table:table-cell>
          <table:table-cell table:style-name="Tabla1.A1" office:value-type="string">
            <text:p text:style-name="P23">Apellidos</text:p>
          </table:table-cell>
          <table:table-cell table:style-name="Tabla1.A1" office:value-type="string">
            <text:p text:style-name="P23">tlfn</text:p>
          </table:table-cell>
          <table:table-cell table:style-name="Tabla1.A1" office:value-type="string">
            <text:p text:style-name="P20"/>
          </table:table-cell>
          <table:table-cell table:style-name="Tabla1.A1" office:value-type="string">
            <text:p text:style-name="P20"/>
          </table:table-cell>
          <table:table-cell table:style-name="Tabla1.A1" office:value-type="string">
            <text:p text:style-name="P20"/>
          </table:table-cell>
          <table:table-cell table:style-name="Tabla1.G1" office:value-type="string">
            <text:p text:style-name="P23">Edad</text:p>
          </table:table-cell>
        </table:table-row>
        <table:table-row>
          <table:table-cell table:style-name="Tabla1.A2" office:value-type="string">
            <text:p text:style-name="P20">Jesus</text:p>
          </table:table-cell>
          <table:table-cell table:style-name="Tabla1.A2" office:value-type="string">
            <text:p text:style-name="P20">Nieto</text:p>
          </table:table-cell>
          <table:table-cell table:style-name="Tabla1.A2" office:value-type="string">
            <text:p text:style-name="P20">673775870</text:p>
          </table:table-cell>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G2" office:value-type="string">
            <text:p text:style-name="P19"/>
          </table:table-cell>
        </table:table-row>
        <table:table-row>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G2" office:value-type="string">
            <text:p text:style-name="P19"/>
          </table:table-cell>
        </table:table-row>
        <table:table-row>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G2" office:value-type="string">
            <text:p text:style-name="P19"/>
          </table:table-cell>
        </table:table-row>
        <table:table-row>
          <table:table-cell table:style-name="Tabla1.A2" office:value-type="string">
            <text:p text:style-name="P20">TEXTO</text:p>
          </table:table-cell>
          <table:table-cell table:style-name="Tabla1.A2" office:value-type="string">
            <text:p text:style-name="P19"/>
          </table:table-cell>
          <table:table-cell table:style-name="Tabla1.A2" office:value-type="string">
            <text:p text:style-name="P20">TEXTO</text:p>
          </table:table-cell>
          <table:table-cell table:style-name="Tabla1.A2" office:value-type="string">
            <text:p text:style-name="P19"/>
          </table:table-cell>
          <table:table-cell table:style-name="Tabla1.A2" office:value-type="string">
            <text:p text:style-name="P19"/>
          </table:table-cell>
          <table:table-cell table:style-name="Tabla1.A2" office:value-type="string">
            <text:p text:style-name="P19"/>
          </table:table-cell>
          <table:table-cell table:style-name="Tabla1.G2" office:value-type="string">
            <text:p text:style-name="P21">NUMÉRICO</text:p>
          </table:table-cell>
        </table:table-row>
      </table:table>
      <text:p text:style-name="Standard"/>
      <text:p text:style-name="P1"><text:span text:style-name="T2">Campos</text:span>: informaición que guardo (Nombre, Apellidos, tlf.. etc)</text:p>
      <text:p text:style-name="P1"/>
      <text:p text:style-name="P1"><text:span text:style-name="T2">Registros/Fila</text:span> : Jesús, Nieto, 67377570…</text:p>
      <text:p text:style-name="P1"/>
      <text:p text:style-name="P1"><text:span text:style-name="T2">Datos</text:span>: Información que se almacena dentro de cada registro</text:p>
      <text:p text:style-name="P1"/>
      <text:p text:style-name="P1"><text:span text:style-name="T2">Tipos de datos:</text:span> texto, númericos…</text:p>
      <text:p text:style-name="P1"/>
      <text:p text:style-name="P1"/>
      <text:p text:style-name="P2">Organización de ficheros:</text:p>
      <text:p text:style-name="P1"/>
      <text:p text:style-name="P1">Hay dos tipos de acceso:</text:p>
      <text:p text:style-name="P1"/>
      <text:p text:style-name="P1">- <text:span text:style-name="T2">Secuencial</text:span>: <text:span text:style-name="T1">hay que hacer todo el recorrido para llegar al dato buscado. No es eficiente para búsquedas pero se sigue utilizando para copias de seguridad. Se pueden tener ficheros secuenciales en dispositivos físicos como las cintas o los discos <text:s/></text:span></text:p>
      <text:p text:style-name="P1"/>
      <text:p text:style-name="P1"/>
      <text:p text:style-name="P1">- <text:span text:style-name="T2">Directo</text:span>: <text:span text:style-name="T1">hay un acceso directo a la información, solo es posible en discos duros…</text:span></text:p>
      <text:p text:style-name="P1"/>
      <text:p text:style-name="P10"><text:span text:style-name="T2">ORGANIZACIÓN SECUENCIAL ENCADENADA</text:span>: </text:p>
      <text:p text:style-name="P10">cada registro se compone de dos partes:</text:p>
      <text:p text:style-name="P10"/>
      <text:p text:style-name="P3">- Dato: </text:p>
      <text:p text:style-name="P3"/>
      <text:p text:style-name="P3"/>
      <text:p text:style-name="P3">- Puntero al siguiente:</text:p>
      <text:p text:style-name="P3"/>
      <text:p text:style-name="P11">El primer registro es la cabecera.</text:p>
      <text:p text:style-name="P3"/>
      <table:table table:name="Tabla2" table:style-name="Tabla2">
        <table:table-column table:style-name="Tabla2.A" table:number-columns-repeated="10"/>
        <table:table-row>
          <table:table-cell table:style-name="Tabla2.A1" office:value-type="string">
            <text:p text:style-name="P22">5</text:p>
          </table:table-cell>
          <table:table-cell table:style-name="Tabla2.A1" office:value-type="string">
            <text:p text:style-name="P22">Manu | 10</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22">Pepe| <text:s/>1</text:p>
          </table:table-cell>
          <table:table-cell table:style-name="Tabla2.A1" office:value-type="string">
            <text:p text:style-name="P22">Lucas | 3</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J1" office:value-type="string">
            <text:p text:style-name="P22">Laura | 6</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6"><text:soft-page-break/>TIPOS DE BASES DE DATOS </text:p>
      <text:p text:style-name="P6"><text:span text:style-name="T12"/></text:p>
      <text:p text:style-name="P6"><text:span text:style-name="T12">(las más importantes son las relacionales y las NOSQL)</text:span></text:p>
      <text:p text:style-name="P5"/>
      <text:p text:style-name="P5">- Relacionales: <text:span text:style-name="T5">son aquellas que tienen estructuras de tablas, son las más extendidas</text:span></text:p>
      <text:p text:style-name="P5"/>
      <text:p text:style-name="P5">- Jerárquicas: <text:span text:style-name="T5">implementan jearquía de datos.</text:span></text:p>
      <text:p text:style-name="P5"><text:span text:style-name="T5"/></text:p>
      <text:p text:style-name="P5"><text:span text:style-name="T5"><text:tab/><text:tab/><text:tab/><text:tab/></text:span><text:span text:style-name="T6">ASIR</text:span></text:p>
      <text:p text:style-name="P5"><draw:line text:anchor-type="paragraph" draw:z-index="0" draw:name="Forma1" draw:style-name="gr1" draw:text-style-name="P24" svg:x1="5.299cm" svg:y1="0.09cm" svg:x2="4.135cm" svg:y2="0.355cm"><text:p/></draw:line><draw:line text:anchor-type="paragraph" draw:z-index="1" draw:name="Forma2" draw:style-name="gr1" draw:text-style-name="P24" svg:x1="5.775cm" svg:y1="0.037cm" svg:x2="7.257cm" svg:y2="0.275cm"><text:p/></draw:line><text:span text:style-name="T6"><text:tab/><text:tab/>1º ASIR<text:tab/><text:tab/><text:tab/>2º ASIR</text:span></text:p>
      <text:p text:style-name="P5"><draw:line text:anchor-type="paragraph" draw:z-index="2" draw:name="Forma3" draw:style-name="gr1" draw:text-style-name="P24" svg:x1="3.182cm" svg:y1="0.132cm" svg:x2="2.044cm" svg:y2="0.741cm"><text:p/></draw:line><draw:line text:anchor-type="paragraph" draw:z-index="3" draw:name="Forma4" draw:style-name="gr1" draw:text-style-name="P24" svg:x1="3.605cm" svg:y1="0.132cm" svg:x2="4.108cm" svg:y2="0.582cm"><text:p/></draw:line><draw:line text:anchor-type="paragraph" draw:z-index="7" draw:name="Forma8" draw:style-name="gr1" draw:text-style-name="P24" svg:x1="8.341cm" svg:y1="0.212cm" svg:x2="8.315cm" svg:y2="0.821cm"><text:p/></draw:line><draw:line text:anchor-type="paragraph" draw:z-index="8" draw:name="Forma9" draw:style-name="gr1" draw:text-style-name="P24" svg:x1="8.738cm" svg:y1="0.291cm" svg:x2="11.04cm" svg:y2="0.847cm"><text:p/></draw:line><text:span text:style-name="T6"/></text:p>
      <text:p text:style-name="P5"><text:span text:style-name="T6"/></text:p>
      <text:p text:style-name="P7"><draw:line text:anchor-type="paragraph" draw:z-index="9" draw:name="Forma10" draw:style-name="gr1" draw:text-style-name="P24" svg:x1="8.5cm" svg:y1="0.482cm" svg:x2="8.474cm" svg:y2="0.879cm"><text:p/></draw:line><text:span text:style-name="T5">ASIGNATURA ASIGNATURA <text:tab/><text:tab/>ASIGNATURAS ASIGNATURAS</text:span></text:p>
      <text:p text:style-name="P7"><draw:line text:anchor-type="paragraph" draw:z-index="4" draw:name="Forma5" draw:style-name="gr1" draw:text-style-name="P24" svg:x1="1.251cm" svg:y1="0.101cm" svg:x2="1.251cm" svg:y2="0.471cm"><text:p/></draw:line><draw:line text:anchor-type="paragraph" draw:z-index="5" draw:name="Forma6" draw:style-name="gr1" draw:text-style-name="P24" svg:x1="3.526cm" svg:y1="0.153cm" svg:x2="3.129cm" svg:y2="0.523cm"><text:p/></draw:line><draw:line text:anchor-type="paragraph" draw:z-index="6" draw:name="Forma7" draw:style-name="gr1" draw:text-style-name="P24" svg:x1="3.844cm" svg:y1="0.18cm" svg:x2="4.32cm" svg:y2="0.55cm"><text:p/></draw:line><draw:line text:anchor-type="paragraph" draw:z-index="10" draw:name="Forma11" draw:style-name="gr1" draw:text-style-name="P24" svg:x1="9.082cm" svg:y1="0.048cm" svg:x2="9.929cm" svg:y2="0.418cm"><text:p/></draw:line><draw:line text:anchor-type="paragraph" draw:z-index="11" draw:name="Forma12" draw:style-name="gr1" draw:text-style-name="P24" svg:x1="12.046cm" svg:y1="0.127cm" svg:x2="12.178cm" svg:y2="0.418cm"><text:p/></draw:line><text:span text:style-name="T5"/></text:p>
      <text:p text:style-name="P7"><text:span text:style-name="T5">ALUMNO ALUMNO ALUMNO<text:tab/><text:tab/>ALUMNO ALUMNO ALUMNO</text:span></text:p>
      <text:p text:style-name="P5"><text:span text:style-name="T5"/></text:p>
      <text:p text:style-name="P5"/>
      <text:p text:style-name="P5">- Objetos: <text:span text:style-name="T6">orienada a objetos (programación) </text:span></text:p>
      <text:p text:style-name="P5"/>
      <text:p text:style-name="P6">- Red: <text:s/><text:span text:style-name="T6">es parecido a una estructura jerárgica, solo que no tiene un nodo raiz, puedes partir desde cualquier nodo</text:span></text:p>
      <text:p text:style-name="P6"><text:span text:style-name="T6"/></text:p>
      <text:p text:style-name="P6"><draw:line text:anchor-type="paragraph" draw:z-index="14" draw:name="Forma15" draw:style-name="gr1" draw:text-style-name="P24" svg:x1="2.997cm" svg:y1="0.693cm" svg:x2="3.791cm" svg:y2="0.243cm"><text:p/></draw:line><text:span text:style-name="T6"><text:tab/><text:tab/><text:tab/>ASIGNATURA</text:span></text:p>
      <text:p text:style-name="P6"><draw:line text:anchor-type="paragraph" draw:z-index="12" draw:name="Forma13" draw:style-name="gr1" draw:text-style-name="P24" svg:x1="1.065cm" svg:y1="0.947cm" svg:x2="2.256cm" svg:y2="0.365cm"><text:p/></draw:line><draw:line text:anchor-type="paragraph" draw:z-index="15" draw:name="Forma16" draw:style-name="gr1" draw:text-style-name="P24" svg:x1="3.103cm" svg:y1="0.471cm" svg:x2="3.764cm" svg:y2="0.868cm"><text:p/></draw:line><text:span text:style-name="T6"><text:tab/><text:tab/>1º</text:span></text:p>
      <text:p text:style-name="P6"><text:span text:style-name="T6"><text:tab/><text:tab/><text:tab/>ASIGNATURA </text:span></text:p>
      <text:p text:style-name="P7"><text:span text:style-name="T5">ASIR</text:span></text:p>
      <text:p text:style-name="P7"><draw:line text:anchor-type="paragraph" draw:z-index="13" draw:name="Forma14" draw:style-name="gr1" draw:text-style-name="P24" svg:x1="1.065cm" svg:y1="0.069cm" svg:x2="2.335cm" svg:y2="0.73cm"><text:p/></draw:line><draw:line text:anchor-type="paragraph" draw:z-index="16" draw:name="Forma17" draw:style-name="gr1" draw:text-style-name="P24" svg:x1="3.023cm" svg:y1="0.492cm" svg:x2="3.605cm" svg:y2="0.307cm"><text:p/></draw:line><text:span text:style-name="T5"><text:tab/><text:tab/><text:tab/>ASIGNATURA</text:span></text:p>
      <text:p text:style-name="P7"><text:span text:style-name="T5"><text:tab/><text:tab/>2º</text:span></text:p>
      <text:p text:style-name="P5"><text:tab/><text:tab/><text:tab/></text:p>
      <text:p text:style-name="P5">- NOSQL: <text:span text:style-name="T5"><text:s/></text:span><text:span text:style-name="T6">orientado a documentos, son las que más se trabajan actualmente. Se utilza mucho en grandes empresas ya que tiene mucha cantidad de datos</text:span></text:p>
      <text:p text:style-name="P5"/>
      <text:p text:style-name="P5"/>
      <text:p text:style-name="P5"/>
      <text:p text:style-name="P7">LA ARQUITECTURA DE LAS BASES DE DATOS SE DIVIDEN EN TRES NIVELES</text:p>
      <text:p text:style-name="P7"/>
      <text:p text:style-name="P7">- Fisico: <text:span text:style-name="T7">como se guardan los datos en el dispositivo (aquí trabaja el programador)</text:span></text:p>
      <text:p text:style-name="P7"/>
      <text:p text:style-name="P7">- <text:span text:style-name="T17">Conceptual / Lógico: </text:span><text:span text:style-name="T7">donde se dicta la estructura de las bases de datos y el como está relacionado (aquí trabaja el diseñador que estructura la base de datos)</text:span></text:p>
      <text:p text:style-name="P7"><text:span text:style-name="T7"/></text:p>
      <text:p text:style-name="Standard"><text:span text:style-name="T7">- </text:span><text:span text:style-name="T3">Externo / Usuario: </text:span><text:span text:style-name="T7">es el usuario que interacciona con el formulario, no conoce ni la estructura ni nada.</text:span></text:p>
      <text:p text:style-name="Standard"><text:span text:style-name="T7"/></text:p>
      <text:p text:style-name="P13"><text:span text:style-name="T5">Lo que lleva a cabo una </text:span><text:span text:style-name="T13">independencia de niveles</text:span><text:span text:style-name="T5">, lo que hace que cualquier cambio no afecte a ningún nivel inferior, ya que son independientes. </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8"><text:soft-page-break/>DISEÑO DE BASE DE DATOS: <text:span text:style-name="T5">se centra en la escturctura, y en las relaciones que se van a establecer. Cuando se diseña una base de datos lo que se genera es un </text:span><text:span text:style-name="T11">modelo</text:span></text:p>
      <text:p text:style-name="P8"><text:span text:style-name="T11"/></text:p>
      <text:p text:style-name="P12">¿Qué datos guardo?<text:tab/><text:tab/><text:tab/><text:tab/><text:tab/><text:tab/><text:tab/><text:span text:style-name="T18">¿Cómo se relacionan?</text:span></text:p>
      <text:p text:style-name="P8"><text:span text:style-name="T14"/></text:p>
      <text:p text:style-name="P14">Modelos: <text:span text:style-name="T8">es lo primero que se hace, un plano o un diseño base de la esctuctura de la base de datos. </text:span></text:p>
      <text:p text:style-name="P14"/>
      <text:p text:style-name="P14">- E/R: <text:span text:style-name="T8">Entidad / Relación. (Para empezar a diseñar siempre se utiliza este)</text:span></text:p>
      <text:p text:style-name="P14"><text:span text:style-name="T8"/></text:p>
      <text:p text:style-name="P14">- Patas de Gallo</text:p>
      <text:p text:style-name="P9"/>
      <text:p text:style-name="P9"/>
      <text:list xml:id="list3538578940750731660" text:style-name="L1">
        <text:list-item>
          <text:p text:style-name="P15"><text:span text:style-name="T4">M</text:span><text:span text:style-name="T2">odelo Entidad Relación</text:span></text:p>
        </text:list-item>
      </text:list>
      <text:p text:style-name="P9"/>
      <text:p text:style-name="P9">ENTIDAD: <text:span text:style-name="T5">cualquier cosa de la que quiero guardar información (Alumnos, coche, cliente, producto…) </text:span><text:span text:style-name="T11">se dibuja en un rectangulo</text:span></text:p>
      <text:p text:style-name="P9"><text:span text:style-name="T5"/></text:p>
      <text:p text:style-name="P9"/>
      <text:p text:style-name="P9">Tipos de entidades: </text:p>
      <text:p text:style-name="P9"/>
      <text:p text:style-name="P9">- Fuertes: <text:span text:style-name="T5">existen por sí mismas (Curso) </text:span><text:span text:style-name="T11">se dibuja en cuadrado</text:span></text:p>
      <text:p text:style-name="P9"/>
      <text:p text:style-name="P9">- Débiles: <text:span text:style-name="T5">su existencia depende de otras entidades (Asignatura de un curso) </text:span><text:span text:style-name="T11">se dibuja en doble cuadrad</text:span><text:span text:style-name="T15">o</text:span></text:p>
      <text:p text:style-name="P9"><text:span text:style-name="T14"><text:s/></text:span></text:p>
      <text:p text:style-name="P9"><text:span text:style-name="T14"/></text:p>
      <text:p text:style-name="P16">ATRIBUTOS<text:span text:style-name="T5">: propiedades/cualidades que se guardan en una entidad. </text:span><text:span text:style-name="T11">Se dibuja en eclipse (redondel)</text:span><text:span text:style-name="T5"> , Por ejemplo de libro: ISBN, TITULO, EDITORIAL</text:span></text:p>
      <text:p text:style-name="P16"><text:span text:style-name="T5"/></text:p>
      <text:p text:style-name="P16">Tipos de atributos:</text:p>
      <text:p text:style-name="P16"><text:span text:style-name="T5"/></text:p>
      <text:p text:style-name="P16">- Clave: <text:span text:style-name="T16">conjunto</text:span><text:span text:style-name="T10"> de atributos, que sirven para identificar de manera “unívoca” a una entidad. De alumno puede ser: Nombre, Apellidos, DNI, Dirección… pueden ser muchas ya que podemos relacionarlas y agruparlas</text:span></text:p>
      <text:p text:style-name="P16"><text:span text:style-name="T5"/></text:p>
      <text:p text:style-name="Standard"><text:span text:style-name="T19">- Clave candidata: </text:span><text:span text:style-name="T20">es la clave “mínima”. Por ejemplo DNI y NSS ya que nadie tiene ni tendrá el mismo. </text:span></text:p>
      <text:p text:style-name="P16"><text:span text:style-name="T5"/></text:p>
      <text:p text:style-name="P16">- Clave primaria: <text:span text:style-name="T10">la que el diseñador elija entre las candidatas</text:span></text:p>
      <text:p text:style-name="P16"><text:span text:style-name="T10"/></text:p>
      <text:p text:style-name="P17">TODAS LAS ENTIDADES TIENE QUE TENER PRIMARIA</text:p>
      <text:p text:style-name="P16"><text:span text:style-name="T5"/></text:p>
      <text:p text:style-name="P16"><text:span text:style-name="T5">- </text:span>Compuesto<text:span text:style-name="T5">: </text:span><text:span text:style-name="T9">puedes “partirlos en varios” por ejemplo en Dirección, puedo agruparlas en Calle, Número, Código postal y Ciudad</text:span></text:p>
      <text:p text:style-name="P16"><text:span text:style-name="T5"/></text:p>
      <text:p text:style-name="P16"><text:span text:style-name="T5">- </text:span>Multivaluado<text:span text:style-name="T5">: puede tener muchos valores; por ejemplo de Coche: Color</text:span><text:span text:style-name="T9">, pues hay varios tipos de colores </text:span></text:p>
      <text:p text:style-name="P9"><text:span text:style-name="T5"/></text:p>
      <text:p text:style-name="P9"><text:span text:style-name="T5"/></text:p>
      <text:p text:style-name="P9"><text:span text:style-name="T5"/></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11:22:22.190499018</meta:creation-date>
    <dc:date>2018-09-19T13:09:42.832750493</dc:date>
    <meta:editing-duration>PT1M28S</meta:editing-duration>
    <meta:editing-cycles>1</meta:editing-cycles>
    <meta:document-statistic meta:table-count="2" meta:image-count="0" meta:object-count="0" meta:page-count="3" meta:paragraph-count="71" meta:word-count="604" meta:character-count="3645" meta:non-whitespace-character-count="3062"/>
    <meta:generator>LibreOffice/5.1.6.2$Linux_X86_64 LibreOffice_project/10m0$Build-2</meta:generator>
  </office:meta>
</office:document-meta>
</file>